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80000003666CC5BDE9.png"/>
  <manifest:file-entry manifest:media-type="image/png" manifest:full-path="Pictures/100000000000032000000258CA0C59C4.png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chatten_5f_gelb-notes">
      <style:graphic-properties draw:fill-color="#ffffff" draw:auto-grow-height="true" fo:min-height="11.41cm"/>
    </style:style>
    <style:style style:name="pr2" style:family="presentation" style:parent-style-name="schatten_5f_gelb-subtitle">
      <style:graphic-properties draw:fill-color="#ffffff" draw:auto-grow-height="true" fo:min-height="17.567cm"/>
    </style:style>
    <style:style style:name="pr3" style:family="presentation" style:parent-style-name="schatten_5f_gelb-title">
      <style:graphic-properties fo:min-height="3.256cm"/>
    </style:style>
    <style:style style:name="pr4" style:family="presentation" style:parent-style-name="schatten_5f_gelb-outline1">
      <style:graphic-properties fo:min-height="12.979cm"/>
    </style:style>
    <style:style style:name="pr5" style:family="presentation" style:parent-style-name="schatten_5f_gelb-title">
      <style:graphic-properties draw:auto-grow-height="true" fo:min-height="3.507cm"/>
    </style:style>
    <style:style style:name="pr6" style:family="presentation" style:parent-style-name="schatten_5f_gelb-title">
      <style:graphic-properties draw:auto-grow-height="true" fo:min-height="2.989cm"/>
    </style:style>
    <style:style style:name="pr7" style:family="presentation" style:parent-style-name="schatten_5f_gelb-outline1">
      <style:graphic-properties draw:auto-grow-height="true" fo:min-height="13.327cm"/>
    </style:style>
    <style:style style:name="P1" style:family="paragraph">
      <style:text-properties fo:color="#000000"/>
    </style:style>
    <style:style style:name="P2" style:family="paragraph">
      <style:text-properties fo:color="#000000" fo:font-family="'Liberation Sans'" style:font-family-generic="swiss" style:font-pitch="variable" fo:font-size="48pt" style:font-size-asian="48pt" style:font-size-complex="48pt"/>
    </style:style>
    <style:style style:name="P3" style:family="paragraph">
      <style:text-properties style:use-window-font-color="true" fo:font-family="'Liberation Sans'" style:font-family-generic="swiss" style:font-pitch="variable"/>
    </style:style>
    <style:style style:name="P4" style:family="paragraph">
      <style:text-properties style:use-window-font-color="true"/>
    </style:style>
    <style:style style:name="T1" style:family="text">
      <style:text-properties fo:color="#000000" fo:font-family="'Liberation Sans'" style:font-family-generic="swiss" style:font-pitch="variable" fo:font-size="48pt" style:font-size-asian="48pt" style:font-size-complex="48pt"/>
    </style:style>
    <style:style style:name="T2" style:family="text">
      <style:text-properties style:use-window-font-color="true" fo:font-family="'Liberation Sans'" style:font-family-generic="swiss" style:font-pitch="variable"/>
    </style:style>
    <style:style style:name="T3" style:family="text">
      <style:text-properties style:use-window-font-color="true" fo:font-family="'Liberation Sans'" style:font-family-generic="swiss" style:font-pitch="variable" fo:font-size="36pt" style:font-size-asian="36pt" style:font-size-complex="36pt"/>
    </style:style>
    <style:style style:name="T4" style:family="text">
      <style:text-properties fo:color="#000000" fo:font-family="'Liberation Sans'" style:font-family-generic="swiss" style:font-pitch="variable" fo:font-size="36pt" style:font-size-asian="36pt" style:font-size-complex="36pt"/>
    </style:style>
    <style:style style:name="T5" style:family="text">
      <style:text-properties fo:color="#000000" style:text-position="super 58%" fo:font-family="'Liberation Sans'" style:font-family-generic="swiss" style:font-pitch="variable" fo:font-size="36pt" style:font-size-asian="36pt" style:font-size-complex="36pt"/>
    </style:style>
    <style:style style:name="T6" style:family="text">
      <style:text-properties fo:color="#000000" style:text-position="sub 58%" fo:font-family="'Liberation Sans'" style:font-family-generic="swiss" style:font-pitch="variable" fo:font-size="36pt" style:font-size-asian="36pt" style:font-size-complex="36pt"/>
    </style:style>
    <style:style style:name="T7" style:family="text">
      <style:text-properties fo:color="#000000" fo:font-family="'Liberation Sans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T8" style:family="text">
      <style:text-properties fo:color="#000000" fo:font-family="'Liberation Sans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9" style:family="text">
      <style:text-properties fo:color="#000000" style:text-position="super 58%" fo:font-family="'Liberation Sans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T10" style:family="text">
      <style:text-properties fo:color="#000000" style:text-position="0% 100%" fo:font-family="'Liberation Sans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T11" style:family="text">
      <style:text-properties style:use-window-font-color="true" fo:font-family="'Liberation Sans'" style:font-style-name="Regular" style:font-family-generic="swiss" style:font-pitch="variable" fo:font-size="32pt" style:font-size-asian="32pt" style:font-size-complex="32pt"/>
    </style:style>
    <style:style style:name="T12" style:family="text">
      <style:text-properties fo:color="#000000" fo:font-family="'Liberation Sans'" style:font-family-generic="swiss" style:font-pitch="variable" fo:font-size="36pt" fo:language="de" fo:country="DE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chatten_5f_gelb" presentation:presentation-page-layout-name="AL1T0" xml:id="id1" draw:id="id1">
        <office:forms form:automatic-focus="false" form:apply-design-mode="false"/>
        <anim:par presentation:node-type="timing-root">
          <anim:par smil:begin="id1.begin">
            <anim:transitionFilter smil:dur="3s" smil:type="ellipseWipe" smil:subtype="circle"/>
          </anim:par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" presentation:class="page"/>
          <draw:frame presentation:style-name="pr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" draw:style-name="dp1" draw:master-page-name="schatten_5f_gelb" presentation:presentation-page-layout-name="AL2T32" xml:id="id2" draw:id="id2">
        <office:forms form:automatic-focus="false" form:apply-design-mode="false"/>
        <draw:frame presentation:style-name="pr2" draw:text-style-name="P2" draw:layer="layout" svg:width="23.91cm" svg:height="17.567cm" svg:x="2.057cm" svg:y="1.499cm" presentation:class="subtitle">
          <draw:text-box>
            <text:p text:style-name="P1"><text:span text:style-name="T1">Note A</text:span></text:p>
            <text:p text:style-name="P1"><text:span text:style-name="T1"/></text:p>
            <text:p text:style-name="P1"><text:span text:style-name="T1">by</text:span></text:p>
            <text:p text:style-name="P1"><text:span text:style-name="T1"/></text:p>
            <text:p text:style-name="P1"><text:span text:style-name="T1">Ada Augusta, </text:span></text:p>
            <text:p text:style-name="P1"><text:span text:style-name="T1">Countess of Lovelace</text:span></text:p>
          </draw:text-box>
        </draw:frame>
        <anim:par presentation:node-type="timing-root">
          <anim:par smil:begin="id2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2" presentation:class="page"/>
          <draw:frame presentation:style-name="pr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schatten_5f_gelb" presentation:presentation-page-layout-name="AL3T1" xml:id="id3" draw:id="id3">
        <office:forms form:automatic-focus="false" form:apply-design-mode="false"/>
        <draw:frame presentation:style-name="pr3" draw:text-style-name="P3" draw:layer="layout" svg:width="23.911cm" svg:height="3.256cm" svg:x="2.015cm" svg:y="1.781cm" presentation:class="title" presentation:user-transformed="true">
          <draw:text-box>
            <text:p><text:span text:style-name="T2">Background</text:span></text:p>
          </draw:text-box>
        </draw:frame>
        <draw:frame presentation:style-name="pr4" draw:text-style-name="P4" draw:layer="layout" svg:width="23.911cm" svg:height="12.979cm" svg:x="2.058cm" svg:y="5.838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4">Wildly inaccurate log tables</text:span></text:p>
              </text:list-item>
              <text:list-item>
                <text:p><text:span text:style-name="T4">French project to improve them</text:span></text:p>
              </text:list-item>
              <text:list-item>
                <text:p><text:span text:style-name="T4">Charles Babbage designs the Difference Engine to solve one part of the French project, namely, solutions to the equation: ∆</text:span><text:span text:style-name="T5">7</text:span><text:span text:style-name="T4"> u</text:span><text:span text:style-name="T6">x</text:span><text:span text:style-name="T4"> = 0</text:span></text:p>
              </text:list-item>
            </text:list>
          </draw:text-box>
        </draw:frame>
        <anim:par presentation:node-type="timing-root">
          <anim:par smil:begin="id3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3" presentation:class="page"/>
          <draw:frame presentation:style-name="pr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" draw:style-name="dp1" draw:master-page-name="schatten_5f_gelb" presentation:presentation-page-layout-name="AL3T1" xml:id="id4" draw:id="id4">
        <office:forms form:automatic-focus="false" form:apply-design-mode="false"/>
        <draw:frame presentation:style-name="pr3" draw:text-style-name="P3" draw:layer="layout" svg:width="23.911cm" svg:height="3.256cm" svg:x="2.015cm" svg:y="1.781cm" presentation:class="title" presentation:user-transformed="true">
          <draw:text-box>
            <text:p><text:span text:style-name="T2">Ada Lovelace (1815-1852)</text:span></text:p>
          </draw:text-box>
        </draw:frame>
        <draw:frame presentation:style-name="pr4" draw:text-style-name="P1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 text:style-name="P1"><text:span text:style-name="T4">Daughter of Lord Byron</text:span></text:p>
              </text:list-item>
              <text:list-item>
                <text:p text:style-name="P1"><text:span text:style-name="T4">Studied mathematics as a child under a number of distinguished tutors</text:span></text:p>
              </text:list-item>
              <text:list-item>
                <text:p text:style-name="P1"><text:span text:style-name="T4">Married William King, who became Earl of Lovelace</text:span></text:p>
              </text:list-item>
              <text:list-item>
                <text:p text:style-name="P1"><text:span text:style-name="T4">Introduced to Charles Babbage by one of her tutors, Mary Somerville</text:span></text:p>
              </text:list-item>
            </text:list>
          </draw:text-box>
        </draw:frame>
        <anim:par presentation:node-type="timing-root">
          <anim:par smil:begin="id4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4" presentation:class="page"/>
          <draw:frame presentation:style-name="pr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" draw:style-name="dp1" draw:master-page-name="schatten_5f_gelb" presentation:presentation-page-layout-name="AL3T1" xml:id="id5" draw:id="id5">
        <office:forms form:automatic-focus="false" form:apply-design-mode="false"/>
        <draw:frame presentation:style-name="pr3" draw:text-style-name="P3" draw:layer="layout" svg:width="23.911cm" svg:height="3.256cm" svg:x="2.015cm" svg:y="1.781cm" presentation:class="title" presentation:user-transformed="true">
          <draw:text-box>
            <text:p><text:span text:style-name="T2">The Analytical Engine</text:span>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4">Charles Babbage conceives the possibility of a programmable engine</text:span></text:p>
              </text:list-item>
              <text:list-item>
                <text:p><text:span text:style-name="T4">Gives lectures on his idea</text:span></text:p>
              </text:list-item>
              <text:list-item>
                <text:p><text:span text:style-name="T4">A young Italian engineer, Luigi Menabrea, publishes his notes of Babbage's lectures</text:span></text:p>
              </text:list-item>
            </text:list>
          </draw:text-box>
        </draw:frame>
        <anim:par presentation:node-type="timing-root">
          <anim:par smil:begin="id5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5" presentation:class="page"/>
          <draw:frame presentation:style-name="pr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6" draw:style-name="dp1" draw:master-page-name="schatten_5f_gelb" presentation:presentation-page-layout-name="AL3T1" xml:id="id6" draw:id="id6">
        <office:forms form:automatic-focus="false" form:apply-design-mode="false"/>
        <draw:frame presentation:style-name="pr3" draw:text-style-name="P3" draw:layer="layout" svg:width="23.911cm" svg:height="3.256cm" svg:x="2.015cm" svg:y="1.781cm" presentation:class="title" presentation:user-transformed="true">
          <draw:text-box>
            <text:p><text:span text:style-name="T2">The Memoir</text:span></text:p>
          </draw:text-box>
        </draw:frame>
        <draw:frame presentation:style-name="pr4" draw:text-style-name="P1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 text:style-name="P1"><text:span text:style-name="T4">Ada Lovelace translates Luigi Menabrea's <text:s/>article </text:span><text:span text:style-name="T7">adding notes</text:span></text:p>
              </text:list-item>
              <text:list-item>
                <text:p text:style-name="P1"><text:span text:style-name="T7">Her notes are longer than the article and include </text:span></text:p>
                <text:list>
                  <text:list-item>
                    <text:p text:style-name="P1"><text:span text:style-name="T7">In Note A. the first account of the principles of computing</text:span></text:p>
                  </text:list-item>
                  <text:list-item>
                    <text:p text:style-name="P1"><text:span text:style-name="T7">In Note G, the first algorithm for writing a computer program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6" presentation:class="page"/>
          <draw:frame presentation:style-name="pr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7" draw:style-name="dp1" draw:master-page-name="schatten_5f_gelb" presentation:presentation-page-layout-name="AL3T1" xml:id="id7" draw:id="id7">
        <office:forms form:automatic-focus="false" form:apply-design-mode="false"/>
        <draw:frame presentation:style-name="pr3" draw:text-style-name="P3" draw:layer="layout" svg:width="23.911cm" svg:height="3.256cm" svg:x="2.015cm" svg:y="1.781cm" presentation:class="title" presentation:user-transformed="true">
          <draw:text-box>
            <text:p><text:span text:style-name="T2">Note A (1)</text:span></text:p>
          </draw:text-box>
        </draw:frame>
        <draw:frame presentation:style-name="pr4" draw:text-style-name="P1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 text:style-name="P1"><text:span text:style-name="T4">Distinguish data from operations</text:span></text:p>
              </text:list-item>
              <text:list-item>
                <text:p text:style-name="P1"><text:span text:style-name="T7">Distinguish the uses of symbols and numerals as </text:span><text:span text:style-name="T8">operations</text:span><text:span text:style-name="T7"> and as </text:span><text:span text:style-name="T8">data</text:span><text:span text:style-name="T7">, e.g. <text:s/>x</text:span><text:span text:style-name="T9">2</text:span><text:span text:style-name="T10">, 2</text:span></text:p>
              </text:list-item>
              <text:list-item>
                <text:p text:style-name="P1"><text:span text:style-name="T10">The engine can operate on objects other than numbers, e.g. musical sounds, <text:s/>provided a way of representing them can be found</text:span></text:p>
              </text:list-item>
            </text:list>
          </draw:text-box>
        </draw:frame>
        <anim:par presentation:node-type="timing-root">
          <anim:par smil:begin="id7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7" presentation:class="page"/>
          <draw:frame presentation:style-name="pr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8" draw:style-name="dp1" draw:master-page-name="schatten_5f_gelb" presentation:presentation-page-layout-name="AL3T1" xml:id="id8" draw:id="id8">
        <office:forms form:automatic-focus="false" form:apply-design-mode="false"/>
        <draw:frame presentation:style-name="pr3" draw:text-style-name="P3" draw:layer="layout" svg:width="23.911cm" svg:height="3.256cm" svg:x="2.015cm" svg:y="1.781cm" presentation:class="title" presentation:user-transformed="true">
          <draw:text-box>
            <text:p><text:span text:style-name="T2">Note A (2)</text:span>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<text:span text:style-name="T11">The Analytical Engine is programmable –</text:span><text:span text:style-name="T11"> it can solve any problem of mathematical analysis – <text:s/>whereas the Difference Engine is not</text:span></text:p>
              </text:list-item>
              <text:list-item>
                <text:p><text:span text:style-name="T11">A bad input gives a bad output (GIGO)</text:span></text:p>
              </text:list-item>
              <text:list-item>
                <text:p><text:span text:style-name="T11">A computer requires hardware and software but 'the same mind might not be likely to prove equally profound or successful in both'</text:span></text:p>
              </text:list-item>
            </text:list>
          </draw:text-box>
        </draw:frame>
        <anim:par presentation:node-type="timing-root">
          <anim:par smil:begin="id8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8" presentation:class="page"/>
          <draw:frame presentation:style-name="pr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9" draw:style-name="dp1" draw:master-page-name="schatten_5f_gelb" presentation:presentation-page-layout-name="AL3T1" xml:id="id9" draw:id="id9">
        <office:forms form:automatic-focus="false" form:apply-design-mode="false"/>
        <draw:frame presentation:style-name="pr3" draw:text-style-name="P3" draw:layer="layout" svg:width="23.911cm" svg:height="3.256cm" svg:x="2.015cm" svg:y="1.781cm" presentation:class="title" presentation:user-transformed="true">
          <draw:text-box>
            <text:p><text:span text:style-name="T2">Some terms she uses</text:span></text:p>
          </draw:text-box>
        </draw:frame>
        <draw:frame presentation:style-name="pr4" draw:text-style-name="P1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 text:style-name="P1"><text:span text:style-name="T4">Mill = processor</text:span></text:p>
              </text:list-item>
              <text:list-item>
                <text:p text:style-name="P1"><text:span text:style-name="T4">Store = memory (cf. German S</text:span><text:span text:style-name="T12">peicher</text:span><text:span text:style-name="T7">)</text:span></text:p>
              </text:list-item>
              <text:list-item>
                <text:p text:style-name="P1"><text:span text:style-name="T7">Science of operations = computing </text:span></text:p>
                <text:list>
                  <text:list-item>
                    <text:p text:style-name="P1"><text:span text:style-name="T7">(n.b. computing=calculating)</text:span></text:p>
                  </text:list-item>
                </text:list>
              </text:list-item>
              <text:list-item>
                <text:p text:style-name="P1"><text:span text:style-name="T7">Cycle = loop </text:span></text:p>
              </text:list-item>
              <text:list-item>
                <text:p text:style-name="P1"><text:span text:style-name="T7">Cycle of cycles = embedded loops</text:span></text:p>
              </text:list-item>
            </text:list>
          </draw:text-box>
        </draw:frame>
        <anim:par presentation:node-type="timing-root">
          <anim:par smil:begin="id9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schatten_5f_gelb" presentation:presentation-page-layout-name="AL3T1" xml:id="id10" draw:id="id10">
        <office:forms form:automatic-focus="false" form:apply-design-mode="false"/>
        <draw:frame presentation:style-name="pr5" draw:text-style-name="P3" draw:layer="layout" svg:width="23.911cm" svg:height="3.507cm" svg:x="2.058cm" svg:y="1.743cm" presentation:class="title" presentation:user-transformed="true">
          <draw:text-box>
            <text:p><text:span text:style-name="T2">Aftermath</text:span></text:p>
          </draw:text-box>
        </draw:frame>
        <draw:frame presentation:style-name="pr4" draw:text-style-name="P1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 text:style-name="P1"><text:span text:style-name="T4">Improved version of Difference Engine completed after Babbage's death</text:span></text:p>
              </text:list-item>
              <text:list-item>
                <text:p text:style-name="P1"><text:span text:style-name="T4">Analytical Engine never built and Lovelace's account is forgotten</text:span></text:p>
              </text:list-item>
              <text:list-item>
                <text:p text:style-name="P1"><text:span text:style-name="T4">John von Neumann 'rediscovers' many of Lovelace's principles</text:span></text:p>
              </text:list-item>
              <text:list-item>
                <text:p text:style-name="P1"><text:span text:style-name="T4">Lovelace's work is rediscovered and a programming language named after her</text:span></text:p>
              </text:list-item>
            </text:list>
          </draw:text-box>
        </draw:frame>
        <anim:par presentation:node-type="timing-root">
          <anim:par smil:begin="id10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schatten_5f_gelb" presentation:presentation-page-layout-name="AL3T1" xml:id="id11" draw:id="id11">
        <office:forms form:automatic-focus="false" form:apply-design-mode="false"/>
        <draw:frame presentation:style-name="pr6" draw:layer="layout" svg:width="23.91cm" svg:height="2.989cm" svg:x="2.057cm" svg:y="1.499cm" presentation:class="title" presentation:placeholder="true">
          <draw:text-box/>
        </draw:frame>
        <draw:frame presentation:style-name="pr7" draw:layer="layout" svg:width="23.91cm" svg:height="13.327cm" svg:x="2.057cm" svg:y="5.74cm" presentation:class="outline" presentation:placeholder="true">
          <draw:text-box/>
        </draw:frame>
        <anim:par presentation:node-type="timing-root">
          <anim:par smil:begin="id11.begin">
            <anim:transitionFilter smil:dur="3s" smil:type="ellipseWipe" smil:subtype="circle"/>
          </anim:par>
        </anim:par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1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4" draw:display-name="Gradient 14" draw:style="square" draw:cx="0%" draw:cy="0%" draw:start-color="#ffffff" draw:end-color="#ffffff" draw:start-intensity="100%" draw:end-intensity="100%" draw:angle="0" draw:border="0%"/>
    <draw:gradient draw:name="Gradient_20_7" draw:display-name="Gradient 7" draw:style="linear" draw:start-color="#e6e6e6" draw:end-color="#ffffff" draw:start-intensity="100%" draw:end-intensity="100%" draw:angle="0" draw:border="0%"/>
    <draw:gradient draw:name="Gradient_20_88" draw:display-name="Gradient 88" draw:style="linear" draw:start-color="#0ad10a" draw:end-color="#ffffff" draw:start-intensity="100%" draw:end-intensity="100%" draw:angle="1600" draw:border="0%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fill-image draw:name="Bitmape_20_1" draw:display-name="Bitmape 1" xlink:href="Pictures/100000000000000800000008913C8356.png" xlink:type="simple" xlink:show="embed" xlink:actuate="onLoad"/>
    <draw:fill-image draw:name="Empty" xlink:href="Pictures/100000000000000800000008913C8356.png" xlink:type="simple" xlink:show="embed" xlink:actuate="onLoad"/>
    <draw:fill-image draw:name="organic" xlink:href="Pictures/100000000000032000000258CA0C59C4.png" xlink:type="simple" xlink:show="embed" xlink:actuate="onLoad"/>
    <draw:opacity draw:name="Transparency_20_2" draw:display-name="Transparency 2" draw:style="linear" draw:start="100%" draw:end="0%" draw:angle="0" draw:border="0%"/>
    <draw:opacity draw:name="Transparency_20_3" draw:display-name="Transparency 3" draw:style="linear" draw:start="100%" draw:end="0%" draw:angle="270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chatten_5f_gelb-background" style:display-name="schatten_gelb-background" style:family="presentation">
      <style:graphic-properties draw:stroke="none" draw:fill="none" draw:fill-gradient-name="Gradient_20_14" draw:fill-image-width="0cm" draw:fill-image-height="0cm"/>
    </style:style>
    <style:style style:name="schatten_5f_gelb-backgroundobjects" style:display-name="schatten_gelb-backgroundobjects" style:family="presentation">
      <style:graphic-properties draw:shadow="hidden" draw:shadow-offset-x="0.3cm" draw:shadow-offset-y="0.3cm" draw:shadow-color="#808080"/>
    </style:style>
    <style:style style:name="schatten_5f_gelb-notes" style:display-name="schatten_gelb-notes" style:family="presentation">
      <style:graphic-properties draw:stroke="none" draw:fill="none">
        <text:list-style style:name="schatten_5f_gelb-notes" style:display-name="schatten_gelb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schatten_5f_gelb-outline1" style:display-name="schatten_gelb-outline1" style:family="presentation">
      <style:graphic-properties draw:stroke="none" draw:fill="none" draw:fill-color="#e6e6ff">
        <text:list-style style:name="schatten_5f_gelb-outline1" style:display-name="schatten_gelb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'Bitstream Vera Sans'" style:font-style-name="Standard" style:font-pitch="variable" fo:font-size="26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chatten_5f_gelb-outline2" style:display-name="schatten_gelb-outline2" style:family="presentation" style:parent-style-name="schatten_5f_gelb-outline1">
      <style:paragraph-properties fo:margin-left="0cm" fo:margin-right="0cm" fo:margin-top="0cm" fo:margin-bottom="0.4cm" fo:text-indent="0cm"/>
      <style:text-properties fo:color="#000000" fo:font-family="'Bitstream Vera Sans'" style:font-style-name="Standard" style:font-pitch="variable" fo:font-size="24pt" fo:text-shadow="none" style:font-size-asian="32pt" style:font-size-complex="32pt"/>
    </style:style>
    <style:style style:name="schatten_5f_gelb-outline3" style:display-name="schatten_gelb-outline3" style:family="presentation" style:parent-style-name="schatten_5f_gelb-outline2">
      <style:paragraph-properties fo:margin-left="0cm" fo:margin-right="0cm" fo:margin-top="0cm" fo:margin-bottom="0.3cm" fo:text-indent="0cm"/>
      <style:text-properties fo:color="#000000" fo:font-family="'Bitstream Vera Sans'" style:font-style-name="Standard" style:font-pitch="variable" fo:font-size="24pt" fo:text-shadow="none" style:font-size-asian="32pt" style:font-size-complex="32pt"/>
    </style:style>
    <style:style style:name="schatten_5f_gelb-outline4" style:display-name="schatten_gelb-outline4" style:family="presentation" style:parent-style-name="schatten_5f_gelb-outline3">
      <style:paragraph-properties fo:margin-left="0cm" fo:margin-right="0cm" fo:margin-top="0cm" fo:margin-bottom="0.2cm" fo:text-indent="0cm"/>
      <style:text-properties fo:color="#000000" fo:font-family="'Bitstream Vera Sans'" style:font-style-name="Standard" style:font-pitch="variable" fo:font-size="24pt" fo:text-shadow="none" style:font-size-asian="32pt" style:font-size-complex="32pt"/>
    </style:style>
    <style:style style:name="schatten_5f_gelb-outline5" style:display-name="schatten_gelb-outline5" style:family="presentation" style:parent-style-name="schatten_5f_gelb-outline4">
      <style:paragraph-properties fo:margin-left="0cm" fo:margin-right="0cm" fo:margin-top="0cm" fo:margin-bottom="0.1cm" fo:text-indent="0cm"/>
      <style:text-properties fo:color="#000000" fo:font-family="'Bitstream Vera Sans'" style:font-style-name="Standard" style:font-pitch="variable" fo:font-size="24pt" fo:text-shadow="none" style:font-size-asian="32pt" style:font-size-complex="32pt"/>
    </style:style>
    <style:style style:name="schatten_5f_gelb-outline6" style:display-name="schatten_gelb-outline6" style:family="presentation" style:parent-style-name="schatten_5f_gelb-outline5">
      <style:paragraph-properties fo:margin-left="0cm" fo:margin-right="0cm" fo:margin-top="0cm" fo:margin-bottom="0.1cm" fo:text-indent="0cm"/>
      <style:text-properties fo:color="#000000" fo:font-family="'Bitstream Vera Sans'" style:font-style-name="Standard" style:font-pitch="variable" fo:font-size="24pt" fo:text-shadow="none" style:font-size-asian="32pt" style:font-size-complex="32pt"/>
    </style:style>
    <style:style style:name="schatten_5f_gelb-outline7" style:display-name="schatten_gelb-outline7" style:family="presentation" style:parent-style-name="schatten_5f_gelb-outline6">
      <style:paragraph-properties fo:margin-left="0cm" fo:margin-right="0cm" fo:margin-top="0cm" fo:margin-bottom="0.1cm" fo:text-indent="0cm"/>
      <style:text-properties fo:color="#000000" fo:font-family="'Bitstream Vera Sans'" style:font-style-name="Standard" style:font-pitch="variable" fo:font-size="24pt" fo:text-shadow="none" style:font-size-asian="32pt" style:font-size-complex="32pt"/>
    </style:style>
    <style:style style:name="schatten_5f_gelb-outline8" style:display-name="schatten_gelb-outline8" style:family="presentation" style:parent-style-name="schatten_5f_gelb-outline7">
      <style:paragraph-properties fo:margin-left="0cm" fo:margin-right="0cm" fo:margin-top="0cm" fo:margin-bottom="0.1cm" fo:text-indent="0cm"/>
      <style:text-properties fo:color="#000000" fo:font-family="'Bitstream Vera Sans'" style:font-style-name="Standard" style:font-pitch="variable" fo:font-size="24pt" fo:text-shadow="none" style:font-size-asian="32pt" style:font-size-complex="32pt"/>
    </style:style>
    <style:style style:name="schatten_5f_gelb-outline9" style:display-name="schatten_gelb-outline9" style:family="presentation" style:parent-style-name="schatten_5f_gelb-outline8">
      <style:paragraph-properties fo:margin-left="0cm" fo:margin-right="0cm" fo:margin-top="0cm" fo:margin-bottom="0.1cm" fo:text-indent="0cm"/>
      <style:text-properties fo:color="#000000" fo:font-family="'Bitstream Vera Sans'" style:font-style-name="Standard" style:font-pitch="variable" fo:font-size="24pt" fo:text-shadow="none" style:font-size-asian="32pt" style:font-size-complex="32pt"/>
    </style:style>
    <style:style style:name="schatten_5f_gelb-subtitle" style:display-name="schatten_gelb-subtitle" style:family="presentation">
      <style:graphic-properties draw:stroke="none" draw:fill="none" draw:textarea-vertical-align="middle">
        <text:list-style style:name="schatten_5f_gelb-subtitle" style:display-name="schatten_gelb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Bitstream Vera Sans'" style:font-style-name="Standard" style:font-pitch="variable" fo:font-size="28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chatten_5f_gelb-title" style:display-name="schatten_gelb-title" style:family="presentation">
      <style:graphic-properties draw:stroke="none" draw:fill="none" draw:textarea-vertical-align="middle">
        <text:list-style style:name="schatten_5f_gelb-title" style:display-name="schatten_gelb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Bitstream Vera Sans'" style:font-style-name="Standard" style:font-pitch="variable" fo:font-size="36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gradient-name="Gradient_20_14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r6" style:family="presentation" style:parent-style-name="schatten_5f_gelb-backgroundobjects">
      <style:graphic-properties svg:stroke-width="0.06cm" draw:marker-start-width="0.3cm" draw:marker-end-width="0.3cm" svg:stroke-opacity="95%" draw:fill="solid" draw:fill-color="#ffff99" draw:fill-gradient-name="Gradient_20_1" draw:fill-hatch-name="Black_20_0_20_Degrees" draw:fill-image-name="Empty" draw:opacity="100%" draw:textarea-horizontal-align="center" draw:textarea-vertical-align="middle" fo:padding-top="0.03cm" fo:padding-bottom="0.03cm" fo:padding-left="0.03cm" fo:padding-right="0.03cm" draw:shadow="visible" draw:shadow-offset-x="0.45cm" draw:shadow-offset-y="0.45cm" draw:shadow-opacity="100%"/>
    </style:style>
    <style:style style:name="Mpr7" style:family="presentation" style:parent-style-name="schatten_5f_gelb-title">
      <style:graphic-properties draw:fill-color="#ffffff" draw:auto-grow-height="false" fo:min-height="3.507cm"/>
    </style:style>
    <style:style style:name="Mpr8" style:family="presentation" style:parent-style-name="schatten_5f_gelb-outline1" style:list-style-name="ML5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rmal" style:page-layout-name="PM1" draw:style-name="Mdp1">
      <office:forms form:automatic-focus="false" form:apply-design-mode="false"/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3.712cm" svg:height="10.279cm" svg:x="3.642cm" svg:y="2.852cm" presentation:class="page"/>
        <draw:frame presentation:style-name="Normal-notes" draw:layer="backgroundobjects" svg:width="14.515cm" svg:height="11.41cm" svg:x="3.249cm" svg:y="14.129cm" presentation:class="notes" presentation:placeholder="true">
          <draw:text-box/>
        </draw:frame>
      </presentation:notes>
    </style:master-page>
    <style:master-page style:name="schatten_5f_gelb" style:display-name="schatten_gelb" style:page-layout-name="PM1" draw:style-name="Mdp2">
      <office:forms form:automatic-focus="false" form:apply-design-mode="false"/>
      <draw:rect presentation:style-name="Mpr6" draw:text-style-name="MP4" draw:layer="backgroundobjects" svg:width="26cm" svg:height="19cm" svg:x="1cm" svg:y="1cm" draw:corner-radius="0.7cm">
        <text:p/>
      </draw:rect>
      <draw:frame presentation:style-name="Mpr7" draw:text-style-name="MP5" draw:layer="backgroundobjects" svg:width="23.91cm" svg:height="2.989cm" svg:x="2.057cm" svg:y="1.499cm" presentation:class="title">
        <draw:text-box>
          <text:p text:style-name="MP5">Klicken Sie, um das Format des Titeltextes zu bearbeiten</text:p>
        </draw:text-box>
      </draw:frame>
      <draw:frame presentation:style-name="Mpr8" draw:text-style-name="MP6" draw:layer="backgroundobjects" svg:width="23.91cm" svg:height="13.327cm" svg:x="2.057cm" svg:y="5.74cm" presentation:class="outline">
        <draw:text-box>
          <text:list text:style-name="ML5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chatten_5f_gelb-title" draw:layer="backgroundobjects" svg:width="13.705cm" svg:height="10.279cm" svg:x="3.641cm" svg:y="2.853cm" presentation:class="page"/>
        <draw:frame presentation:style-name="schatten_5f_gelb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Hudson</meta:initial-creator>
    <meta:creation-date>2011-01-19T19:15:45</meta:creation-date>
    <meta:editing-duration>PT4H48M30S</meta:editing-duration>
    <meta:editing-cycles>35</meta:editing-cycles>
    <dc:date>2012-07-24T18:37:49</dc:date>
    <dc:creator>Robert Shaw</dc:creator>
    <meta:generator>LibreOffice/3.4$Linux LibreOffice_project/340m1$Build-1505</meta:generator>
    <meta:document-statistic meta:object-count="72"/>
  </office:meta>
</office:document-meta>
</file>